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54000032FC000032FC9F61F18E156282B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706cm" svg:stroke-color="#000000" draw:marker-start-width="1.259cm" draw:marker-end-width="1.259cm" draw:fill="none" draw:textarea-horizontal-align="justify" draw:textarea-vertical-align="middle" draw:auto-grow-height="false" fo:min-height="11.56cm" fo:min-width="11.24cm" fo:padding-top="0.478cm" fo:padding-bottom="0.478cm" fo:padding-left="0.603cm" fo:padding-right="0.603cm"/>
    </style:style>
    <style:style style:name="gr3" style:family="graphic" style:parent-style-name="standard">
      <style:graphic-properties draw:stroke="solid" svg:stroke-width="0.1cm" svg:stroke-color="#ffffff" draw:marker-start-width="0.5cm" draw:marker-end-width="0.5cm" svg:stroke-opacity="50%" draw:fill="solid" draw:fill-color="#000000" draw:textarea-horizontal-align="left" draw:textarea-vertical-align="middle" draw:auto-grow-height="true" draw:auto-grow-width="true" fo:min-height="0cm" fo:min-width="0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fo:font-size="200pt" style:font-size-asian="200pt" style:font-size-complex="200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18.2cm" svg:x="1.5cm" svg:y="5.8cm">
          <draw:image xlink:href="Pictures/20000054000032FC000032FC9F61F18E156282B0.svm" xlink:type="simple" xlink:show="embed" xlink:actuate="onLoad">
            <text:p/>
          </draw:image>
        </draw:frame>
        <draw:custom-shape draw:style-name="gr2" draw:text-style-name="P2" draw:layer="layout" svg:width="17.6cm" svg:height="17.7cm" svg:x="1.7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3.448cm" svg:height="4.854cm" svg:x="3.045cm" svg:y="12.363cm" svg:viewBox="0 0 3449 4855" svg:d="M658 538c0 601 0 1203 0 1805 903 0 1805 0 2708 0 0 182 0 363 0 545-903 0-1805 0-2708 0 0 655 0 1311 0 1967-219 0-439 0-658 0 0-1618 0-3237 0-4855 1150 0 2299 0 3449 0 0 179 0 358 0 538-930 0-1861 0-2791 0z">
            <text:p/>
          </draw:path>
          <draw:path draw:style-name="gr3" draw:text-style-name="P3" draw:layer="layout" svg:width="3.31cm" svg:height="3.865cm" svg:x="7.076cm" svg:y="13.42cm" svg:viewBox="0 0 3311 3866" svg:d="M651 2064c0 195 20 375 60 539 41 164 103 306 187 424 83 118 191 210 322 276 131 65 288 98 472 98 268 0 484-54 646-162s271-245 329-410l544 155c-39 103-94 207-164 312-70 104-163 198-280 282-118 84-264 153-440 207-175 54-387 81-635 81-552 0-971-164-1260-493-288-328-432-816-432-1464 0-349 44-645 131-887 87-243 207-440 358-591 152-152 329-262 531-329 202-68 418-102 648-102 312 0 573 51 783 152 211 101 379 240 507 418 127 178 218 388 272 629s81 502 81 782v83zM2670 1589c-34-393-134-680-300-860-165-181-403-271-713-271-103 0-212 17-325 50-114 34-219 93-316 178-96 85-178 200-244 346-67 146-105 331-114 557z">
            <text:p/>
          </draw:path>
          <draw:path draw:style-name="gr3" draw:text-style-name="P3" draw:layer="layout" svg:width="3.31cm" svg:height="3.865cm" svg:x="11cm" svg:y="13.42cm" svg:viewBox="0 0 3311 3866" svg:d="M651 2064c0 195 20 375 60 539 41 164 103 306 187 424 83 118 191 210 322 276 131 65 288 98 472 98 268 0 484-54 646-162s271-245 329-410l544 155c-39 103-94 207-164 312-70 104-163 198-280 282-118 84-264 153-440 207-175 54-387 81-635 81-552 0-971-164-1260-493-288-328-432-816-432-1464 0-349 44-645 131-887 87-243 207-440 358-591 152-152 329-262 531-329 202-68 418-102 648-102 312 0 573 51 783 152 211 101 379 240 507 418 127 178 218 388 272 629s81 502 81 782v83zM2670 1589c-34-393-134-680-300-860-165-181-403-271-713-271-103 0-212 17-325 50-114 34-219 93-316 178-96 85-178 200-244 346-67 146-105 331-114 557z">
            <text:p/>
          </draw:path>
          <draw:path draw:style-name="gr3" draw:text-style-name="P3" draw:layer="layout" svg:width="3.172cm" svg:height="5.181cm" svg:x="14.92cm" svg:y="12.104cm" svg:viewBox="0 0 3173 5182" svg:d="M2532 4514c-115 238-267 410-456 513-190 103-425 155-705 155-471 0-817-158-1039-475-221-317-332-798-332-1441 0-1300 457-1950 1371-1950 283 0 518 52 707 155 188 103 339 268 454 493h7c0-23 0-59-2-109-1-49-2-101-3-155s-2-105-2-153 0-83 0-103v-1444h620v4345c0 89 1 175 2 258s3 159 5 228c3 68 5 128 7 177 3 49 5 84 7 105h-592c-5-23-9-56-13-98-3-43-6-91-10-147-3-55-6-113-8-174-3-60-4-121-4-180zM651 3246c0 257 16 477 48 661 33 184 84 335 155 453 72 119 162 205 273 260 110 56 244 83 403 83 163 0 307-26 432-79s230-139 314-257c83-118 147-273 191-463 43-191 65-424 65-700 0-264-22-487-65-670-44-183-108-330-193-443-85-112-189-193-312-243-123-49-265-74-425-74-152 0-283 27-393 80-110 52-202 137-276 255-73 117-128 269-163 456-36 187-54 414-54 68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1T16:33:34.517173129</dc:date>
    <meta:editing-duration>PT2M38S</meta:editing-duration>
    <meta:editing-cycles>1</meta:editing-cycles>
    <meta:document-statistic meta:object-count="7"/>
    <meta:generator>LibreOffice/5.2.7.2$Linux_X86_64 LibreOffice_project/20m0$Build-2</meta:generator>
  </office:meta>
</office:document-meta>
</file>